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list-style-name="L1"/>
    <style:style style:name="T1" style:family="text">
      <style:text-properties officeooo:rsid="000488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 fo:font-size="11.25pt"/>
    </style:style>
    <style:style style:name="T4" style:family="text">
      <style:text-properties style:font-name="sans-serif" fo:font-size="11.25pt" officeooo:rsid="00065f79"/>
    </style:style>
    <style:style style:name="T5" style:family="text">
      <style:text-properties style:font-name="sans-serif" fo:font-size="11.25pt" officeooo:rsid="00048847"/>
    </style:style>
    <style:style style:name="T6" style:family="text">
      <style:text-properties officeooo:rsid="00065f79"/>
    </style:style>
    <style:style style:name="T7" style:family="text">
      <style:text-properties officeooo:rsid="0007bee5"/>
    </style:style>
    <style:style style:name="T8" style:family="text">
      <style:text-properties officeooo:rsid="00088e64"/>
    </style:style>
    <style:style style:name="T9" style:family="text">
      <style:text-properties officeooo:rsid="0008cda5" fo:background-color="#008000"/>
    </style:style>
    <style:style style:name="T10" style:family="text">
      <style:text-properties officeooo:rsid="000c210d"/>
    </style:style>
    <style:style style:name="T11" style:family="text">
      <style:text-properties fo:background-color="#ff0000"/>
    </style:style>
    <style:style style:name="T12" style:family="text">
      <style:text-properties officeooo:rsid="00065f79" fo:background-color="#ff0000"/>
    </style:style>
    <style:style style:name="T13" style:family="text">
      <style:text-properties officeooo:rsid="000d4e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</text:p>
      <text:p text:style-name="Standard"/>
      <text:p text:style-name="Standard">Kalender:</text:p>
      <text:p text:style-name="Standard"><text:tab/>Maximalbelegung Kinder</text:p>
      <text:p text:style-name="Standard"><text:tab/>Feiertage, Ferienzeit</text:p>
      <text:p text:style-name="Standard"><text:tab/>Überbelegungs-Benachrichtigung an Kinderkrippen-Personal</text:p>
      <text:p text:style-name="Standard"/>
      <text:p text:style-name="Standard">Tagesplaner:</text:p>
      <text:p text:style-name="Standard"><text:tab/>Bring- und Abholzeiten</text:p>
      <text:p text:style-name="Standard"><text:tab/>Kinderkrippen-Personal wird informiert über:</text:p>
      <text:list xml:id="list40297644" text:style-name="L1">
        <text:list-item>
          <text:p>für diesen Tag angemeldete Kinder (inkl. bekannte Abwesenheit)</text:p>
        </text:list-item>
        <text:list-item>
          <text:p>Wann sind die Kinder in der Kinderkrippe (Bring- und Abholzest)</text:p>
        </text:list-item>
        <text:list-item>
          <text:p>Wer holt die Kinder ab (Eltern, bzw. alternative Bezugsperson)</text:p>
        </text:list-item>
        <text:list-item>
          <text:p>Welche Kinder sind zum Mittagessen angemeldet</text:p>
        </text:list-item>
        <text:list-item>
          <text:p>Besondere Hinweise der Eltern</text:p>
        </text:list-item>
        <text:list-item>
          <text:p>Geburtstage von Kindern</text:p>
        </text:list-item>
      </text:list>
      <text:p text:style-name="Standard"><text:tab/>PDF-Export</text:p>
      <text:p text:style-name="Standard"><text:tab/>Anzeige vergangener und zukünftiger Tage</text:p>
      <text:p text:style-name="Standard"><text:tab/>Wochen, Monats, Jahresansicht?</text:p>
      <text:p text:style-name="Standard"/>
      <text:p text:style-name="Standard"><text:tab/>Für Eltern:</text:p>
      <text:p text:style-name="Standard"><text:tab/><text:tab/>Wochenplan für Anmeldung der Kinder (mit Essen)</text:p>
      <text:p text:style-name="Standard"><text:tab/><text:tab/>Abholung durch alternative Bezugsperson</text:p>
      <text:p text:style-name="Standard"><text:tab/><text:tab/>Bekanntgabe von Abwesenheiten</text:p>
      <text:p text:style-name="Standard"><text:tab/><text:tab/>Anmeldung zum Mitagessen</text:p>
      <text:p text:style-name="Standard"><text:tab/><text:tab/><text:tab/></text:p>
      <text:p text:style-name="Standard"/>
      <text:p text:style-name="Standard"/>
      <text:p text:style-name="Standard">Benutzerverwaltung:</text:p>
      <text:p text:style-name="Standard"><text:tab/>Admin kann Benutzer hinzufügen / löschen bearbeiten</text:p>
      <text:p text:style-name="Standard"><text:tab/></text:p>
      <text:p text:style-name="Standard"><text:tab/>Employee:</text:p>
      <text:p text:style-name="Standard"><text:tab/><text:tab/>Kinderkrippen-Personal kann neue Kinder anmelden</text:p>
      <text:p text:style-name="Standard"><text:tab/><text:tab/>Änderung der Daten durch Kinderkrippen-Personal</text:p>
      <text:p text:style-name="Standard"><text:tab/><text:tab/>Freischaltung geänderter Bezugspersonen (bzgl. Abholung)</text:p>
      <text:p text:style-name="Standard"><text:tab/></text:p>
      <text:p text:style-name="Standard"><text:tab/>Eltern:</text:p>
      <text:p text:style-name="Standard"><text:tab/><text:tab/>Eltern erhalten nach Anmeldung eine E-Mail mit ihren Zugangsdaten</text:p>
      <text:p text:style-name="Standard"><text:tab/><text:tab/>E-Mail-Benachrichtungen an/ausschalten</text:p>
      <text:p text:style-name="Standard"><text:tab/><text:tab/>anstehende Aufgaben per E-Mail</text:p>
      <text:p text:style-name="Standard"><text:tab/><text:tab/>Eltern können Daten ihres Kindes bearbeiten (sowie die Bezugspersonen)</text:p>
      <text:p text:style-name="Standard"><text:tab/></text:p>
      <text:p text:style-name="Standard"/>
      <text:p text:style-name="Standard">Anmeldung:</text:p>
      <text:p text:style-name="Standard"><text:tab/>Name, Geschlecht, Geburtsdatum, Foto, sonstigen Hinweisen/</text:p>
      <text:p text:style-name="Standard"><text:tab/>Anmerkungen, Eltern und zusätzlicher Bezugspersonen</text:p>
      <text:p text:style-name="Standard"><text:tab/>Anmelde-Datum und ggf. das Abmelde-Datum</text:p>
      <text:p text:style-name="Standard"><text:tab/>Eltern werden zusätzlich erfasst</text:p>
      <text:p text:style-name="Standard"><text:soft-page-break/></text:p>
      <text:p text:style-name="Standard">Abmeldung:</text:p>
      <text:p text:style-name="Standard"><text:tab/>Kinderkrippen-Personal kann Kinder abmelden</text:p>
      <text:p text:style-name="Standard"><text:tab/>inaktive Anwender</text:p>
      <text:p text:style-name="Standard"><text:tab/>Überschreitung des Abmeldedatums</text:p>
      <text:p text:style-name="Standard"/>
      <text:p text:style-name="Standard">Kontakliste:</text:p>
      <text:p text:style-name="Standard"><text:tab/>nur für Kinderkrippen-Personal</text:p>
      <text:p text:style-name="Standard"><text:tab/>nur aktive Benutzer werden argezeigt</text:p>
      <text:p text:style-name="Standard"><text:tab/>PDF-Export</text:p>
      <text:p text:style-name="Standard"/>
      <text:p text:style-name="Standard">Verteilung von Aufgaben an die Eltern:</text:p>
      <text:p text:style-name="Standard"><text:tab/>unterschiedliche Aufgaben</text:p>
      <text:p text:style-name="Standard"><text:tab/>nur aktive Anwender</text:p>
      <text:p text:style-name="Standard"><text:tab/>Fälligkeitsdatum</text:p>
      <text:p text:style-name="Standard"><text:tab/>erledigte Aufgaben werden als abgeschlossen markiert</text:p>
      <text:p text:style-name="Standard"><text:tab/>Eltern werden nur anstehende Aufgaben angezeigt</text:p>
      <text:p text:style-name="Standard"/>
      <text:p text:style-name="Standard">Kinder-Stammblatt:</text:p>
      <text:p text:style-name="Standard"><text:tab/>vollständige Übersicht über alle Daten eines Kindes</text:p>
      <text:p text:style-name="Standard"><text:tab/>Zugriff nur über Kinderkrippen-Personal bzw. dazugehörige Eltern</text:p>
      <text:p text:style-name="Standard"><text:tab/>PDF-Export</text:p>
      <text:p text:style-name="Standard"/>
      <text:p text:style-name="Standard">E-Mail-Service:</text:p>
      <text:p text:style-name="Standard"/>
      <text:p text:style-name="Standard">Audit-Log:</text:p>
      <text:p text:style-name="Standard"><text:tab/>besondere Umstände werden dokumentiert</text:p>
      <text:p text:style-name="Standard"><text:tab/><text:tab/>Anmeldungen zum Mittagessen (auch Veränderungen)</text:p>
      <text:p text:style-name="Standard">Abholungen durch alternative Bezugsperson</text:p>
      <text:p text:style-name="Standard">Änderungen der Maximalbelegung</text:p>
      <text:p text:style-name="Standard">Eintragung, Änderung und Löschen von Feiertagen/Ferienzeiten</text:p>
      <text:p text:style-name="Standard">Überbelegung der Kinderkrippe</text:p>
      <text:p text:style-name="Standard">Verspätete Abholung von Kindern</text:p>
      <text:p text:style-name="Standard"/>
      <text:p text:style-name="Standard">Sortier- und Filter-Möglichkeit</text:p>
      <text:p text:style-name="Standard"/>
      <text:p text:style-name="Standard"/>
      <text:p text:style-name="Standard">Allgemeine Konfiguration</text:p>
      <text:p text:style-name="Standard">Anmeldung von Kindern</text:p>
      <text:p text:style-name="Standard">Abmeldung von Kindern</text:p>
      <text:p text:style-name="Standard">Kontaktliste</text:p>
      <text:p text:style-name="Standard">Kinder-Stammblatt</text:p>
      <text:p text:style-name="Standard">Tagesplaner</text:p>
      <text:p text:style-name="Standard">Bekanntgabe abweichender Bring- und Abholzeiten (optional)</text:p>
      <text:p text:style-name="Standard">Abholung durch alternative Bezugsperson</text:p>
      <text:p text:style-name="Standard">Bekanntgabe von Abwesenheit</text:p>
      <text:p text:style-name="Standard">Anmeldung zum Mitagessen</text:p>
      <text:p text:style-name="Standard">Check-In/Check-Out Terminal (optional)</text:p>
      <text:p text:style-name="Standard">Verteilung von Aufgaben an die Eltern</text:p>
      <text:p text:style-name="Standard"><text:soft-page-break/>Mailversand</text:p>
      <text:p text:style-name="Standard">Bildergalerie (opional)</text:p>
      <text:p text:style-name="Standard">Öffentliches Messageboard (optional)</text:p>
      <text:p text:style-name="Standard">Nachrichtensystem (optional)</text:p>
      <text:p text:style-name="Standard">Audit-Log</text:p>
      <text:p text:style-name="Standard">Sortier- und Filter-Möglichkeiten</text:p>
      <text:p text:style-name="Standard"/>
      <text:p text:style-name="Standard">Benutzer:</text:p>
      <text:p text:style-name="Standard">Admin</text:p>
      <text:p text:style-name="Standard">Parent</text:p>
      <text:p text:style-name="Standard">Employee</text:p>
      <text:p text:style-name="Standard">G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Egger</meta:initial-creator>
    <meta:creation-date>2017-03-20T13:35:18.352850756</meta:creation-date>
    <dc:date>2017-03-25T21:52:44.02</dc:date>
    <dc:creator>Ahmet Aspir</dc:creator>
    <meta:editing-duration>PT1H45M26S</meta:editing-duration>
    <meta:editing-cycles>6</meta:editing-cycles>
    <meta:generator>LibreOffice/3.6$Windows_x86 LibreOffice_project/58f22d5-270d05a-e2abed1-ea17a85-9b5702</meta:generator>
    <meta:document-statistic meta:table-count="0" meta:image-count="0" meta:object-count="0" meta:page-count="3" meta:paragraph-count="93" meta:word-count="308" meta:character-count="2769" meta:non-whitespace-character-count="2495"/>
  </office:meta>
</office:document-meta>
</file>